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6a04" officeooo:paragraph-rsid="00046a04"/>
    </style:style>
    <style:style style:name="P2" style:family="paragraph" style:parent-style-name="Standard">
      <style:paragraph-properties fo:text-align="justify" style:justify-single-word="false"/>
      <style:text-properties officeooo:rsid="00046a04" officeooo:paragraph-rsid="00046a04"/>
    </style:style>
    <style:style style:name="P3" style:family="paragraph" style:parent-style-name="Standard">
      <style:paragraph-properties fo:text-align="justify" style:justify-single-word="false"/>
      <style:text-properties officeooo:rsid="00077399" officeooo:paragraph-rsid="00077399"/>
    </style:style>
    <style:style style:name="P4" style:family="paragraph" style:parent-style-name="Standard">
      <style:paragraph-properties fo:text-align="center" style:justify-single-word="false"/>
      <style:text-properties officeooo:rsid="00077399" officeooo:paragraph-rsid="00077399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77399" officeooo:paragraph-rsid="0007739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8a83" officeooo:paragraph-rsid="00088a8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aef96" officeooo:paragraph-rsid="000aef9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b0a38" officeooo:paragraph-rsid="000b0a3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9a8b" officeooo:paragraph-rsid="000c9a8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46a04" officeooo:paragraph-rsid="00046a0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88a83" officeooo:paragraph-rsid="0007739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88a83" officeooo:paragraph-rsid="00088a8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aef96" officeooo:paragraph-rsid="000aef9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b0a38" officeooo:paragraph-rsid="000b0a38" style:font-weight-asian="normal" style:font-weight-complex="normal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10058f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f7c92" officeooo:paragraph-rsid="000c9a8b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weight="normal" officeooo:rsid="0011c87c" officeooo:paragraph-rsid="0011c87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0046a04" officeooo:paragraph-rsid="00046a04"/>
    </style:style>
    <style:style style:name="P19" style:family="paragraph" style:parent-style-name="Standard">
      <style:paragraph-properties fo:text-align="justify" style:justify-single-word="false"/>
      <style:text-properties officeooo:rsid="0010bf10" officeooo:paragraph-rsid="0010bf10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c9a8b" officeooo:paragraph-rsid="000c9a8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1c87c" officeooo:paragraph-rsid="0011c87c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1c42a" officeooo:paragraph-rsid="0011c87c" style:font-weight-asian="bold" style:font-weight-complex="bold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11c87c"/>
    </style:style>
    <style:style style:name="T1" style:family="text">
      <style:text-properties officeooo:rsid="0004996f"/>
    </style:style>
    <style:style style:name="T2" style:family="text">
      <style:text-properties officeooo:rsid="00063492"/>
    </style:style>
    <style:style style:name="T3" style:family="text">
      <style:text-properties officeooo:rsid="00088a8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8a83" style:font-weight-asian="normal" style:font-weight-complex="normal"/>
    </style:style>
    <style:style style:name="T6" style:family="text">
      <style:text-properties fo:font-weight="normal" officeooo:rsid="000a872b" style:font-weight-asian="normal" style:font-weight-complex="normal"/>
    </style:style>
    <style:style style:name="T7" style:family="text">
      <style:text-properties fo:font-weight="normal" officeooo:rsid="000e0538" style:font-weight-asian="normal" style:font-weight-complex="normal"/>
    </style:style>
    <style:style style:name="T8" style:family="text">
      <style:text-properties fo:font-weight="normal" officeooo:rsid="000f7c92" style:font-weight-asian="normal" style:font-weight-complex="normal"/>
    </style:style>
    <style:style style:name="T9" style:family="text">
      <style:text-properties fo:font-weight="normal" officeooo:rsid="00115a3b" style:font-weight-asian="normal" style:font-weight-complex="normal"/>
    </style:style>
    <style:style style:name="T10" style:family="text">
      <style:text-properties fo:font-weight="normal" officeooo:rsid="0011c87c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1c87c" style:font-weight-asian="bold" style:font-weight-complex="bold"/>
    </style:style>
    <style:style style:name="T13" style:family="text">
      <style:text-properties fo:font-weight="bold" officeooo:rsid="0011c42a" style:font-weight-asian="bold" style:font-weight-complex="bold"/>
    </style:style>
    <style:style style:name="T14" style:family="text">
      <style:text-properties fo:font-weight="bold" officeooo:rsid="000c9a8b" style:font-weight-asian="bold" style:font-weight-complex="bold"/>
    </style:style>
    <style:style style:name="T15" style:family="text">
      <style:text-properties style:font-name="Liberation Serif" fo:font-size="12pt" fo:font-weight="normal" officeooo:rsid="0011c87c" style:font-size-asian="12pt" style:font-weight-asian="normal" style:font-size-complex="12pt" style:font-weight-complex="normal"/>
    </style:style>
    <style:style style:name="T16" style:family="text">
      <style:text-properties fo:font-size="12pt" fo:font-weight="bold" officeooo:rsid="0010058f" style:font-size-asian="12pt" style:font-weight-asian="bold" style:font-size-complex="12pt" style:font-weight-complex="bold"/>
    </style:style>
    <style:style style:name="T17" style:family="text">
      <style:text-properties officeooo:rsid="00115a3b"/>
    </style:style>
    <style:style style:name="T18" style:family="text">
      <style:text-properties officeooo:rsid="00122a72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tting tutorial data and docker images together via correct directoring</text:p>
      <text:p text:style-name="P1"/>
      <text:p text:style-name="P2">- <text:span text:style-name="T1">W</text:span>hen downloading a new docker image <text:span text:style-name="T1">and opening it in the docker container, the image may <text:s/>be <text:tab/>set up within a default directory not fitting to the previous directory used for prior <text:tab/>images</text:span></text:p>
      <text:p text:style-name="P2"/>
      <text:p text:style-name="P19">- I<text:span text:style-name="T18">t</text:span> also may be, that this default directory <text:span text:style-name="T18">isn't changeable</text:span></text:p>
      <text:p text:style-name="P2"/>
      <text:p text:style-name="P2">- <text:span text:style-name="T1">Therefore the data coming with the image download lies within this directory and data of other <text:tab/>images may not be "seen", because of different default locations of the images</text:span></text:p>
      <text:p text:style-name="P2"/>
      <text:p text:style-name="P2">- <text:span text:style-name="T2">Remember: docker does not see your physical directory tree on your computer, you have to <text:tab/>mount! For this you must use the default directory coming with the image</text:span></text:p>
      <text:p text:style-name="P2"/>
      <text:p text:style-name="P2">- <text:span text:style-name="T2">it´s not enough just fitting the data together in one location via “ls, pwd, cd, mv-orders”, the <text:tab/>directory of the image itself has to fit to the mounted one</text:span></text:p>
      <text:p text:style-name="P2"/>
      <text:p text:style-name="P4"/>
      <text:p text:style-name="P5">sudo docker run -it --rm -v ~/Python_tutorials/:/opt/tutorial -p 8888:8888 satra/ibro-workshop-2017:latest</text:p>
      <text:p text:style-name="P3"><text:tab/>→ opens docker image in bash, while the docker directory is mounted to the physical <text:tab/><text:tab/><text:tab/>directory where the data is located </text:p>
      <text:p text:style-name="P3"/>
      <text:p text:style-name="P6">neuro@56bacda17e4d:~$ ls</text:p>
      <text:p text:style-name="P6">nilearn_data</text:p>
      <text:p text:style-name="P6">neuro@56bacda17e4d:~$ pwd</text:p>
      <text:p text:style-name="P6">/home/neuro</text:p>
      <text:p text:style-name="P3"/>
      <text:p text:style-name="P5"><text:tab/>→<text:span text:style-name="T3"> </text:span><text:span text:style-name="T5">look for image-directory </text:span><text:span text:style-name="T6">(pwd)</text:span><text:span text:style-name="T5"> </text:span><text:span text:style-name="T6">and containing data</text:span><text:span text:style-name="T9">/notebooks</text:span><text:span text:style-name="T6"> (ls)</text:span></text:p>
      <text:p text:style-name="P11"><text:tab/>→ notice, that /home/neuro doesn´t fit to the mounted opt/tutorial<text:span text:style-name="T17">-d</text:span>irectory <text:span text:style-name="T17">of previously <text:tab/><text:tab/><text:tab/>used images</text:span></text:p>
      <text:p text:style-name="P11"/>
      <text:p text:style-name="P6">neuro@56bacda17e4d:~$ cd /opt/tutorial</text:p>
      <text:p text:style-name="P12"/>
      <text:p text:style-name="P12"><text:tab/>→ change image directory<text:span text:style-name="T17"> to opt/tutorial (or change mounted directory to /home/neuro)</text:span></text:p>
      <text:p text:style-name="P12"/>
      <text:p text:style-name="P7">sudo docker run -it --rm -v ~/Python_tutorials/:/opt/tutorial -p 8888:8888 satra/ibro-workshop-2017:latest jupyter notebook –ip=* </text:p>
      <text:p text:style-name="P7"/>
      <text:p text:style-name="P7"><text:tab/><text:span text:style-name="T4">→ open jupyter notebook in docker without ip- recommendation </text:span></text:p>
      <text:p text:style-name="P13"/>
      <text:p text:style-name="P8">jupyter notebook --ip=* --port=8888 </text:p>
      <text:p text:style-name="P14"/>
      <text:p text:style-name="P14"><text:tab/>→ you need to tell jupyter the Keyport of your docker image!</text:p>
      <text:p text:style-name="P14"/>
      <text:p text:style-name="P9">sudo docker run -it --rm -v ~/Python_tutorials/:/opt/tutorial -p 8888:8888 satra/ibro-workshop-2017:latest jupyter notebook --ip=* --port=8888 </text:p>
      <text:p text:style-name="P9"/>
      <text:p text:style-name="P9"><text:span text:style-name="T4"><text:tab/>→</text:span><text:span text:style-name="T7"> other image, allow all I</text:span><text:span text:style-name="T8">Ps and tell jupyter the port</text:span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1"><text:soft-page-break/><text:span text:style-name="T8">T</text:span><text:span text:style-name="T4">he image for the nipype-tutorials:</text:span></text:p>
      <text:p text:style-name="P21"><text:span text:style-name="T4"/></text:p>
      <text:p text:style-name="P22">sudo docker run -it --rm -v ~/Python_tutorials/:/home/neuro/nipype_tutorial -p 8888:8888 djarecka/nipype_tutorial:latest jupyter notebook</text:p>
      <text:p text:style-name="P22"/>
      <text:list xml:id="list1635366840710251838" text:style-name="L1">
        <text:list-item>
          <text:p text:style-name="P17">here the problem occured, that the image-default-directory <text:span text:style-name="T13">/home/neuro/nipype_tutorial</text:span><text:span text:style-name="T11"> </text:span>was not changeable and therefore<text:span text:style-name="T18"> </text:span>obligatory for mounting</text:p>
        </text:list-item>
        <text:list-item>
          <text:p text:style-name="P17">tip: you can define the entrypoint (bash or notebook): <text:span text:style-name="T14">sudo docker run -it</text:span><text:span text:style-name="T11"> --entrypoint /bin/bash</text:span><text:span text:style-name="T14"> --rm -v</text:span><text:span text:style-name="T11"> </text:span>....</text:p>
        </text:list-item>
      </text:list>
      <text:p text:style-name="P16"/>
      <text:p text:style-name="P23"><text:span text:style-name="Source_20_Text"><text:span text:style-name="T12"><text:s/></text:span></text:span></text:p>
      <text:p text:style-name="P15"><text:span text:style-name="Source_20_Text"><text:span text:style-name="T16"><text:tab/></text:span></text:span><text:span text:style-name="Source_20_Text"><text:span text:style-name="T15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1:16:47.153881684</meta:creation-date>
    <dc:date>2017-11-26T13:16:19.978091724</dc:date>
    <meta:editing-duration>PT1H7M3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345" meta:character-count="2341" meta:non-whitespace-character-count="2007"/>
  </office:meta>
</office:document-meta>
</file>